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5823300384T</text:p>
        </text:list-item>
        <text:list-item>
          <text:p text:style-name="P307">BR245314790225Y</text:p>
        </text:list-item>
        <text:list-item>
          <text:p text:style-name="P308">BR246605295216M</text:p>
        </text:list-item>
        <text:list-item>
          <text:p text:style-name="P309">BR240059047869E</text:p>
        </text:list-item>
        <text:list-item>
          <text:p text:style-name="P310">BR2475710359184</text:p>
        </text:list-item>
        <text:list-item>
          <text:p text:style-name="P311">BR247325150763K</text:p>
        </text:list-item>
        <text:list-item>
          <text:p text:style-name="P312">BR247362638379W</text:p>
        </text:list-item>
        <text:list-item>
          <text:p text:style-name="P313">BR243804197579Q</text:p>
        </text:list-item>
        <text:list-item>
          <text:p text:style-name="P314">BR245539897195S</text:p>
        </text:list-item>
        <text:list-item>
          <text:p text:style-name="P315">BR2494666317648</text:p>
        </text:list-item>
        <text:list-item>
          <text:p text:style-name="P316">BR245226914785R</text:p>
        </text:list-item>
        <text:list-item>
          <text:p text:style-name="P317">BR249640295095F</text:p>
        </text:list-item>
        <text:list-item>
          <text:p text:style-name="P318">BR244883745110Y</text:p>
        </text:list-item>
        <text:list-item>
          <text:p text:style-name="P319">BR246564591823A</text:p>
        </text:list-item>
        <text:list-item>
          <text:p text:style-name="P320">BR248587496936N</text:p>
        </text:list-item>
        <text:list-item>
          <text:p text:style-name="P321">BR241977858959Y</text:p>
        </text:list-item>
        <text:list-item>
          <text:p text:style-name="P322">BR240367400609Y</text:p>
        </text:list-item>
        <text:list-item>
          <text:p text:style-name="P323">BR246018816733T</text:p>
        </text:list-item>
        <text:list-item>
          <text:p text:style-name="P324">BR247929092594Z</text:p>
        </text:list-item>
        <text:list-item>
          <text:p text:style-name="P325">BR249352265885O</text:p>
        </text:list-item>
        <text:list-item>
          <text:p text:style-name="P326">BR243324619536W</text:p>
        </text:list-item>
        <text:list-item>
          <text:p text:style-name="P327">BR246585953913T</text:p>
        </text:list-item>
        <text:list-item>
          <text:p text:style-name="P328">BR246589044112P</text:p>
        </text:list-item>
        <text:list-item>
          <text:p text:style-name="P329">BR240874061359J</text:p>
        </text:list-item>
        <text:list-item>
          <text:p text:style-name="P330">BR244393329850J</text:p>
        </text:list-item>
        <text:list-item>
          <text:p text:style-name="P331">BR249589377782M</text:p>
        </text:list-item>
        <text:list-item>
          <text:p text:style-name="P332">BR240676165295J</text:p>
        </text:list-item>
        <text:list-item>
          <text:p text:style-name="P333">BR241957857670X</text:p>
        </text:list-item>
        <text:list-item>
          <text:p text:style-name="P334">BR241679210074V</text:p>
        </text:list-item>
        <text:list-item>
          <text:p text:style-name="P335">BR2498366060824</text:p>
        </text:list-item>
        <text:list-item>
          <text:p text:style-name="P336">BR241519184479L</text:p>
        </text:list-item>
        <text:list-item>
          <text:p text:style-name="P337">BR244334713138U</text:p>
        </text:list-item>
        <text:list-item>
          <text:p text:style-name="P338">BR246350360180S</text:p>
        </text:list-item>
        <text:list-item>
          <text:p text:style-name="P339">BR242653508726K</text:p>
        </text:list-item>
        <text:list-item>
          <text:p text:style-name="P340">BR248150007485V</text:p>
        </text:list-item>
        <text:list-item>
          <text:p text:style-name="P341">BR249606343718M</text:p>
        </text:list-item>
        <text:list-item>
          <text:p text:style-name="P342">BR249863744558G</text:p>
        </text:list-item>
        <text:list-item>
          <text:p text:style-name="P343">BR245158197107L</text:p>
        </text:list-item>
        <text:list-item>
          <text:p text:style-name="P344">BR2449749733300</text:p>
        </text:list-item>
        <text:list-item>
          <text:p text:style-name="P345">BR2496147085309</text:p>
        </text:list-item>
        <text:list-item>
          <text:p text:style-name="P346">BR2479597732811</text:p>
        </text:list-item>
        <text:list-item>
          <text:p text:style-name="P347">BR246829696035Y</text:p>
        </text:list-item>
        <text:list-item>
          <text:p text:style-name="P348">BR243950482254N</text:p>
        </text:list-item>
        <text:list-item>
          <text:p text:style-name="P349">BR245344551360O</text:p>
        </text:list-item>
        <text:list-item>
          <text:p text:style-name="P350">BR240579367485Z</text:p>
        </text:list-item>
        <text:list-item>
          <text:p text:style-name="P351">BR2496147085309</text:p>
        </text:list-item>
        <text:list-item>
          <text:p text:style-name="P352">BR2452362540794</text:p>
        </text:list-item>
        <text:list-item>
          <text:p text:style-name="P353">BR246449247357L</text:p>
        </text:list-item>
        <text:list-item>
          <text:p text:style-name="P354">BR2479597732811</text:p>
        </text:list-item>
        <text:list-item>
          <text:p text:style-name="P355">BR249564600924N</text:p>
        </text:list-item>
        <text:list-item>
          <text:p text:style-name="P356">BR240984391310C</text:p>
        </text:list-item>
        <text:list-item>
          <text:p text:style-name="P357">BR245922976898D</text:p>
        </text:list-item>
        <text:list-item>
          <text:p text:style-name="P358">BR248517017312Y</text:p>
        </text:list-item>
        <text:list-item>
          <text:p text:style-name="P359">BR248517017312Y</text:p>
        </text:list-item>
        <text:list-item>
          <text:p text:style-name="P360">BR240046287191G</text:p>
        </text:list-item>
        <text:list-item>
          <text:p text:style-name="P361">BR2455003308230</text:p>
        </text:list-item>
        <text:list-item>
          <text:p text:style-name="P362">BR2469098847529</text:p>
        </text:list-item>
        <text:list-item>
          <text:p text:style-name="P363">BR2432806437083</text:p>
        </text:list-item>
        <text:list-item>
          <text:p text:style-name="P364">BR249720889539O</text:p>
        </text:list-item>
        <text:list-item>
          <text:p text:style-name="P365">BR2450827128540</text:p>
        </text:list-item>
        <text:list-item>
          <text:p text:style-name="P366">BR244476272044B</text:p>
        </text:list-item>
        <text:list-item>
          <text:p text:style-name="P367">BR244645818662H</text:p>
        </text:list-item>
        <text:list-item>
          <text:p text:style-name="P368">BR249591388492M</text:p>
        </text:list-item>
        <text:list-item>
          <text:p text:style-name="P369">BR241058649901I</text:p>
        </text:list-item>
        <text:list-item>
          <text:p text:style-name="P370">BR245887781932J</text:p>
        </text:list-item>
        <text:list-item>
          <text:p text:style-name="P371">BR240619757155S</text:p>
        </text:list-item>
        <text:list-item>
          <text:p text:style-name="P372">BR241834661840L</text:p>
        </text:list-item>
        <text:list-item>
          <text:p text:style-name="P373">BR242176568438K</text:p>
        </text:list-item>
        <text:list-item>
          <text:p text:style-name="P374">BR241544917983W</text:p>
        </text:list-item>
        <text:list-item>
          <text:p text:style-name="P375">BR248295090927N</text:p>
        </text:list-item>
        <text:list-item>
          <text:p text:style-name="P376">BR242508620310M</text:p>
        </text:list-item>
        <text:list-item>
          <text:p text:style-name="P377">BR246654127173Z</text:p>
        </text:list-item>
        <text:list-item>
          <text:p text:style-name="P378">BR244966132454H</text:p>
        </text:list-item>
        <text:list-item>
          <text:p text:style-name="P379">BR2407349327473</text:p>
        </text:list-item>
        <text:list-item>
          <text:p text:style-name="P380">BR244156414510N</text:p>
        </text:list-item>
        <text:list-item>
          <text:p text:style-name="P381">BR2480164825941</text:p>
        </text:list-item>
        <text:list-item>
          <text:p text:style-name="P382">BR2401876699846</text:p>
        </text:list-item>
        <text:list-item>
          <text:p text:style-name="P383">BR246473759041R</text:p>
        </text:list-item>
        <text:list-item>
          <text:p text:style-name="P384">BR245598301888I</text:p>
        </text:list-item>
        <text:list-item>
          <text:p text:style-name="P385">BR245510353550O</text:p>
        </text:list-item>
        <text:list-item>
          <text:p text:style-name="P386">BR243409873939P</text:p>
        </text:list-item>
        <text:list-item>
          <text:p text:style-name="P387">BR245171451592M</text:p>
        </text:list-item>
        <text:list-item>
          <text:p text:style-name="P388">BR249193124453A</text:p>
        </text:list-item>
        <text:list-item>
          <text:p text:style-name="P389">BR240822792737D</text:p>
        </text:list-item>
        <text:list-item>
          <text:p text:style-name="P390">BR241688743016D</text:p>
        </text:list-item>
        <text:list-item>
          <text:p text:style-name="P391">BR248120973227R</text:p>
        </text:list-item>
        <text:list-item>
          <text:p text:style-name="P392">BR241461568808O</text:p>
        </text:list-item>
        <text:list-item>
          <text:p text:style-name="P393">BR247094321672F</text:p>
        </text:list-item>
        <text:list-item>
          <text:p text:style-name="P394">BR244763034975G</text:p>
        </text:list-item>
        <text:list-item>
          <text:p text:style-name="P395">BR2448186924502</text:p>
        </text:list-item>
        <text:list-item>
          <text:p text:style-name="P396">BR242248464001T</text:p>
        </text:list-item>
        <text:list-item>
          <text:p text:style-name="P397">BR243314648160A</text:p>
        </text:list-item>
        <text:list-item>
          <text:p text:style-name="P398">BR245600902461X</text:p>
        </text:list-item>
        <text:list-item>
          <text:p text:style-name="P399">BR249259913401S</text:p>
        </text:list-item>
        <text:list-item>
          <text:p text:style-name="P400">BR246390781344T</text:p>
        </text:list-item>
        <text:list-item>
          <text:p text:style-name="P401">BR245203565607M</text:p>
        </text:list-item>
        <text:list-item>
          <text:p text:style-name="P402">BR244985471989N</text:p>
        </text:list-item>
        <text:list-item>
          <text:p text:style-name="P403">BR244073603762U</text:p>
        </text:list-item>
        <text:list-item>
          <text:p text:style-name="P404">BR244040737065V</text:p>
        </text:list-item>
        <text:list-item>
          <text:p text:style-name="P405">BR241779544588Y</text:p>
        </text:list-item>
        <text:list-item>
          <text:p text:style-name="P406">BR2447470103181</text:p>
        </text:list-item>
        <text:list-item>
          <text:p text:style-name="P407">BR247538820243T</text:p>
        </text:list-item>
        <text:list-item>
          <text:p text:style-name="P408">BR243446589697J</text:p>
        </text:list-item>
        <text:list-item>
          <text:p text:style-name="P409">BR2405580809233</text:p>
        </text:list-item>
        <text:list-item>
          <text:p text:style-name="P410">BR241027553016M</text:p>
        </text:list-item>
        <text:list-item>
          <text:p text:style-name="P411">BR241220734986R</text:p>
        </text:list-item>
        <text:list-item>
          <text:p text:style-name="P412">BR243557219455H</text:p>
        </text:list-item>
        <text:list-item>
          <text:p text:style-name="P413">BR244901171615S</text:p>
        </text:list-item>
        <text:list-item>
          <text:p text:style-name="P414">BR2454636523490</text:p>
        </text:list-item>
        <text:list-item>
          <text:p text:style-name="P415">BR242976050343Y</text:p>
        </text:list-item>
        <text:list-item>
          <text:p text:style-name="P416">BR249194869605Q</text:p>
        </text:list-item>
        <text:list-item>
          <text:p text:style-name="P417">BR245150969500J</text:p>
        </text:list-item>
        <text:list-item>
          <text:p text:style-name="P418">BR2417654160487</text:p>
        </text:list-item>
        <text:list-item>
          <text:p text:style-name="P419">BR245056258301L</text:p>
        </text:list-item>
        <text:list-item>
          <text:p text:style-name="P420">BR242742569589J</text:p>
        </text:list-item>
        <text:list-item>
          <text:p text:style-name="P421">BR246828479014G</text:p>
        </text:list-item>
        <text:list-item>
          <text:p text:style-name="P422">BR2472481886683</text:p>
        </text:list-item>
        <text:list-item>
          <text:p text:style-name="P423">BR243298052779I</text:p>
        </text:list-item>
        <text:list-item>
          <text:p text:style-name="P424">BR249974944284P</text:p>
        </text:list-item>
        <text:list-item>
          <text:p text:style-name="P425">BR241650335766P</text:p>
        </text:list-item>
        <text:list-item>
          <text:p text:style-name="P426">BR242258219944I</text:p>
        </text:list-item>
        <text:list-item>
          <text:p text:style-name="P427">BR247814663122I</text:p>
        </text:list-item>
        <text:list-item>
          <text:p text:style-name="P428">BR246784506535N</text:p>
        </text:list-item>
        <text:list-item>
          <text:p text:style-name="P429">BR245971890278E</text:p>
        </text:list-item>
        <text:list-item>
          <text:p text:style-name="P430">BR245290619797V</text:p>
        </text:list-item>
        <text:list-item>
          <text:p text:style-name="P431">BR2468718478338</text:p>
        </text:list-item>
        <text:list-item>
          <text:p text:style-name="P432">BR2453471172920</text:p>
        </text:list-item>
        <text:list-item>
          <text:p text:style-name="P433">BR247066348309H</text:p>
        </text:list-item>
        <text:list-item>
          <text:p text:style-name="P434">BR2400428246237</text:p>
        </text:list-item>
        <text:list-item>
          <text:p text:style-name="P435">BR249061856540W</text:p>
        </text:list-item>
        <text:list-item>
          <text:p text:style-name="P436">BR244109541499O</text:p>
        </text:list-item>
        <text:list-item>
          <text:p text:style-name="P437">BR2441703774038</text:p>
        </text:list-item>
        <text:list-item>
          <text:p text:style-name="P438">BR248764433758R</text:p>
        </text:list-item>
        <text:list-item>
          <text:p text:style-name="P439">BR240376913755G</text:p>
        </text:list-item>
        <text:list-item>
          <text:p text:style-name="P440">BR2487715996696</text:p>
        </text:list-item>
        <text:list-item>
          <text:p text:style-name="P441">BR245445738988M</text:p>
        </text:list-item>
        <text:list-item>
          <text:p text:style-name="P442">BR2499923611307</text:p>
        </text:list-item>
        <text:list-item>
          <text:p text:style-name="P443">BR246535159977O</text:p>
        </text:list-item>
        <text:list-item>
          <text:p text:style-name="P444">BR244298368707N</text:p>
        </text:list-item>
        <text:list-item>
          <text:p text:style-name="P445">BR245369222130B</text:p>
        </text:list-item>
        <text:list-item>
          <text:p text:style-name="P446">BR243936784520N</text:p>
        </text:list-item>
        <text:list-item>
          <text:p text:style-name="P447">BR241362844978J</text:p>
        </text:list-item>
        <text:list-item>
          <text:p text:style-name="P448">BR247906462751E</text:p>
        </text:list-item>
        <text:list-item>
          <text:p text:style-name="P449">BR242531534560R</text:p>
        </text:list-item>
        <text:list-item>
          <text:p text:style-name="P450">BR247646861840M</text:p>
        </text:list-item>
        <text:list-item>
          <text:p text:style-name="P451">BR2440576083722</text:p>
        </text:list-item>
        <text:list-item>
          <text:p text:style-name="P452">BR245893995609G</text:p>
        </text:list-item>
        <text:list-item>
          <text:p text:style-name="P453">BR2420458913339</text:p>
        </text:list-item>
        <text:list-item>
          <text:p text:style-name="P454">BR248238186569S</text:p>
        </text:list-item>
        <text:list-item>
          <text:p text:style-name="P455">BR245834819153N</text:p>
        </text:list-item>
        <text:list-item>
          <text:p text:style-name="P456">BR242487864847A</text:p>
        </text:list-item>
        <text:list-item>
          <text:p text:style-name="P457">BR242454602013K</text:p>
        </text:list-item>
        <text:list-item>
          <text:p text:style-name="P458">BR240081535983M</text:p>
        </text:list-item>
        <text:list-item>
          <text:p text:style-name="P459">BR241504936315K</text:p>
        </text:list-item>
        <text:list-item>
          <text:p text:style-name="P460">BR242205025216F</text:p>
        </text:list-item>
        <text:list-item>
          <text:p text:style-name="P461">BR2452319769633</text:p>
        </text:list-item>
        <text:list-item>
          <text:p text:style-name="P462">BR2406818019352</text:p>
        </text:list-item>
        <text:list-item>
          <text:p text:style-name="P463">BR2498091108068</text:p>
        </text:list-item>
        <text:list-item>
          <text:p text:style-name="P464">BR2496501928335</text:p>
        </text:list-item>
        <text:list-item>
          <text:p text:style-name="P465">BR241872830466V</text:p>
        </text:list-item>
        <text:list-item>
          <text:p text:style-name="P466">BR246273859680G</text:p>
        </text:list-item>
        <text:list-item>
          <text:p text:style-name="P467">BR248298497084R</text:p>
        </text:list-item>
        <text:list-item>
          <text:p text:style-name="P468">BR241133338513K</text:p>
        </text:list-item>
        <text:list-item>
          <text:p text:style-name="P469">BR241719824007G</text:p>
        </text:list-item>
        <text:list-item>
          <text:p text:style-name="P470">BR247695369048B</text:p>
        </text:list-item>
        <text:list-item>
          <text:p text:style-name="P471">BR241308761023R</text:p>
        </text:list-item>
        <text:list-item>
          <text:p text:style-name="P472">BR2435148965145</text:p>
        </text:list-item>
        <text:list-item>
          <text:p text:style-name="P473">BR242661546052C</text:p>
        </text:list-item>
        <text:list-item>
          <text:p text:style-name="P474">BR242791238677O</text:p>
        </text:list-item>
        <text:list-item>
          <text:p text:style-name="P475">BR245756528050D</text:p>
        </text:list-item>
        <text:list-item>
          <text:p text:style-name="P476">BR248474052948B</text:p>
        </text:list-item>
        <text:list-item>
          <text:p text:style-name="P477">BR241970525348J</text:p>
        </text:list-item>
        <text:list-item>
          <text:p text:style-name="P478">BR246640681987A</text:p>
        </text:list-item>
        <text:list-item>
          <text:p text:style-name="P479">BR246573528603N</text:p>
        </text:list-item>
        <text:list-item>
          <text:p text:style-name="P480">BR2488323322567</text:p>
        </text:list-item>
        <text:list-item>
          <text:p text:style-name="P481">BR249840540272G</text:p>
        </text:list-item>
        <text:list-item>
          <text:p text:style-name="P482">BR249293684455K</text:p>
        </text:list-item>
        <text:list-item>
          <text:p text:style-name="P483">BR247198940208X</text:p>
        </text:list-item>
        <text:list-item>
          <text:p text:style-name="P484">BR243467068962L</text:p>
        </text:list-item>
        <text:list-item>
          <text:p text:style-name="P485">BR240704345071B</text:p>
        </text:list-item>
        <text:list-item>
          <text:p text:style-name="P486">BR245407907259B</text:p>
        </text:list-item>
        <text:list-item>
          <text:p text:style-name="P487">BR242558000121Z</text:p>
        </text:list-item>
        <text:list-item>
          <text:p text:style-name="P488">BR243864202859B</text:p>
        </text:list-item>
        <text:list-item>
          <text:p text:style-name="P489">BR242955564724D</text:p>
        </text:list-item>
        <text:list-item>
          <text:p text:style-name="P490">BR248933025606P</text:p>
        </text:list-item>
        <text:list-item>
          <text:p text:style-name="P491">BR240054782249M</text:p>
        </text:list-item>
        <text:list-item>
          <text:p text:style-name="P492">BR245823943292F</text:p>
        </text:list-item>
        <text:list-item>
          <text:p text:style-name="P493">BR2401937858273</text:p>
        </text:list-item>
        <text:list-item>
          <text:p text:style-name="P494">BR242756966132N</text:p>
        </text:list-item>
        <text:list-item>
          <text:p text:style-name="P495">BR245880006107A</text:p>
        </text:list-item>
        <text:list-item>
          <text:p text:style-name="P496">BR2450280479875</text:p>
        </text:list-item>
        <text:list-item>
          <text:p text:style-name="P497">BR2420365908803</text:p>
        </text:list-item>
        <text:list-item>
          <text:p text:style-name="P498">BR245571560701I</text:p>
        </text:list-item>
        <text:list-item>
          <text:p text:style-name="P499">BR248845052966M</text:p>
        </text:list-item>
        <text:list-item>
          <text:p text:style-name="P500">BR243536879760R</text:p>
        </text:list-item>
        <text:list-item>
          <text:p text:style-name="P501">BR2478866360050</text:p>
        </text:list-item>
        <text:list-item>
          <text:p text:style-name="P502">BR247844994596Z</text:p>
        </text:list-item>
        <text:list-item>
          <text:p text:style-name="P503">BR241864988156N</text:p>
        </text:list-item>
        <text:list-item>
          <text:p text:style-name="P504">BR245014694568U</text:p>
        </text:list-item>
        <text:list-item>
          <text:p text:style-name="P505">BR247992830358S</text:p>
        </text:list-item>
        <text:list-item>
          <text:p text:style-name="P506">BR2405370500636</text:p>
        </text:list-item>
        <text:list-item>
          <text:p text:style-name="P507">BR243624588627R</text:p>
        </text:list-item>
        <text:list-item>
          <text:p text:style-name="P508">BR242457300224T</text:p>
        </text:list-item>
        <text:list-item>
          <text:p text:style-name="P509">BR2494514441850</text:p>
        </text:list-item>
        <text:list-item>
          <text:p text:style-name="P510">BR247455041391T</text:p>
        </text:list-item>
        <text:list-item>
          <text:p text:style-name="P511">BR242869714382X</text:p>
        </text:list-item>
        <text:list-item>
          <text:p text:style-name="P512">BR2482924842230</text:p>
        </text:list-item>
        <text:list-item>
          <text:p text:style-name="P513">BR2470299006291</text:p>
        </text:list-item>
        <text:list-item>
          <text:p text:style-name="P514">BR249472563783W</text:p>
        </text:list-item>
        <text:list-item>
          <text:p text:style-name="P515">BR245062404440T</text:p>
        </text:list-item>
        <text:list-item>
          <text:p text:style-name="P516">BR247105546844M</text:p>
        </text:list-item>
        <text:list-item>
          <text:p text:style-name="P517">BR242377706910Q</text:p>
        </text:list-item>
        <text:list-item>
          <text:p text:style-name="P518">BR241656222755I</text:p>
        </text:list-item>
        <text:list-item>
          <text:p text:style-name="P519">BR247910276698D</text:p>
        </text:list-item>
        <text:list-item>
          <text:p text:style-name="P520">BR242259306946C</text:p>
        </text:list-item>
        <text:list-item>
          <text:p text:style-name="P521">BR248037664071H</text:p>
        </text:list-item>
        <text:list-item>
          <text:p text:style-name="P522">BR2499563674485</text:p>
        </text:list-item>
        <text:list-item>
          <text:p text:style-name="P523">BR248575907712F</text:p>
        </text:list-item>
        <text:list-item>
          <text:p text:style-name="P524">BR249399623480R</text:p>
        </text:list-item>
        <text:list-item>
          <text:p text:style-name="P525">BR246339272871T</text:p>
        </text:list-item>
        <text:list-item>
          <text:p text:style-name="P526">BR2493412134556</text:p>
        </text:list-item>
        <text:list-item>
          <text:p text:style-name="P527">BR248438232614Q</text:p>
        </text:list-item>
        <text:list-item>
          <text:p text:style-name="P528">BR2423328428902</text:p>
        </text:list-item>
        <text:list-item>
          <text:p text:style-name="P529">BR248044377969L</text:p>
        </text:list-item>
        <text:list-item>
          <text:p text:style-name="P530">BR2406592410740</text:p>
        </text:list-item>
        <text:list-item>
          <text:p text:style-name="P531">BR246758328758Z</text:p>
        </text:list-item>
        <text:list-item>
          <text:p text:style-name="P532">BR240212074653F</text:p>
        </text:list-item>
        <text:list-item>
          <text:p text:style-name="P533">BR244539226284W</text:p>
        </text:list-item>
        <text:list-item>
          <text:p text:style-name="P534">BR242779017154E</text:p>
        </text:list-item>
        <text:list-item>
          <text:p text:style-name="P535">BR244939523432H</text:p>
        </text:list-item>
        <text:list-item>
          <text:p text:style-name="P536">BR247453477056U</text:p>
        </text:list-item>
        <text:list-item>
          <text:p text:style-name="P537">BR2441645060974</text:p>
        </text:list-item>
        <text:list-item>
          <text:p text:style-name="P538">BR240463257567S</text:p>
        </text:list-item>
        <text:list-item>
          <text:p text:style-name="P539">BR240070758105Q</text:p>
        </text:list-item>
        <text:list-item>
          <text:p text:style-name="P540">BR2406259613274</text:p>
        </text:list-item>
        <text:list-item>
          <text:p text:style-name="P541">BR247163532239R</text:p>
        </text:list-item>
        <text:list-item>
          <text:p text:style-name="P542">BR241478422375P</text:p>
        </text:list-item>
        <text:list-item>
          <text:p text:style-name="P543">BR2410866153065</text:p>
        </text:list-item>
        <text:list-item>
          <text:p text:style-name="P544">BR241313536409Z</text:p>
        </text:list-item>
        <text:list-item>
          <text:p text:style-name="P545">BR240798226905P</text:p>
        </text:list-item>
        <text:list-item>
          <text:p text:style-name="P546">BR242172736102F</text:p>
        </text:list-item>
        <text:list-item>
          <text:p text:style-name="P547">BR242891413910E</text:p>
        </text:list-item>
        <text:list-item>
          <text:p text:style-name="P548">BR242802479947P</text:p>
        </text:list-item>
        <text:list-item>
          <text:p text:style-name="P549">BR2441478937276</text:p>
        </text:list-item>
        <text:list-item>
          <text:p text:style-name="P550">BR245665253629P</text:p>
        </text:list-item>
        <text:list-item>
          <text:p text:style-name="P551">BR247330525241P</text:p>
        </text:list-item>
        <text:list-item>
          <text:p text:style-name="P552">BR241817105858N</text:p>
        </text:list-item>
        <text:list-item>
          <text:p text:style-name="P553">BR246131999068R</text:p>
        </text:list-item>
        <text:list-item>
          <text:p text:style-name="P554">BR248090329805Q</text:p>
        </text:list-item>
        <text:list-item>
          <text:p text:style-name="P555">BR240840531959N</text:p>
        </text:list-item>
        <text:list-item>
          <text:p text:style-name="P556">BR246590139778S</text:p>
        </text:list-item>
        <text:list-item>
          <text:p text:style-name="P557">BR2400128558243</text:p>
        </text:list-item>
        <text:list-item>
          <text:p text:style-name="P558">BR2466255846877</text:p>
        </text:list-item>
        <text:list-item>
          <text:p text:style-name="P559">BR247162077538U</text:p>
        </text:list-item>
        <text:list-item>
          <text:p text:style-name="P560">BR241735982484N</text:p>
        </text:list-item>
        <text:list-item>
          <text:p text:style-name="P561">BR245771728151G</text:p>
        </text:list-item>
        <text:list-item>
          <text:p text:style-name="P562">BR248413939469I</text:p>
        </text:list-item>
        <text:list-item>
          <text:p text:style-name="P563">BR240335257605K</text:p>
        </text:list-item>
        <text:list-item>
          <text:p text:style-name="P564">BR245091577125I</text:p>
        </text:list-item>
        <text:list-item>
          <text:p text:style-name="P565">BR2459735059369</text:p>
        </text:list-item>
        <text:list-item>
          <text:p text:style-name="P566">BR246231054511W</text:p>
        </text:list-item>
        <text:list-item>
          <text:p text:style-name="P567">BR244521111899R</text:p>
        </text:list-item>
        <text:list-item>
          <text:p text:style-name="P568">BR243350102808P</text:p>
        </text:list-item>
        <text:list-item>
          <text:p text:style-name="P569">BR242788489313A</text:p>
        </text:list-item>
        <text:list-item>
          <text:p text:style-name="P570">BR242087235311Z</text:p>
        </text:list-item>
        <text:list-item>
          <text:p text:style-name="P571">BR242483492751N</text:p>
        </text:list-item>
        <text:list-item>
          <text:p text:style-name="P572">BR243302908460Q</text:p>
        </text:list-item>
        <text:list-item>
          <text:p text:style-name="P573">BR241539188484E</text:p>
        </text:list-item>
        <text:list-item>
          <text:p text:style-name="P574">BR2475673298200</text:p>
        </text:list-item>
        <text:list-item>
          <text:p text:style-name="P575">BR244985158065F</text:p>
        </text:list-item>
        <text:list-item>
          <text:p text:style-name="P576">BR241881648459A</text:p>
        </text:list-item>
        <text:list-item>
          <text:p text:style-name="P577">BR249475696694T</text:p>
        </text:list-item>
        <text:list-item>
          <text:p text:style-name="P578">BR245520496355I</text:p>
        </text:list-item>
        <text:list-item>
          <text:p text:style-name="P579">BR243141299160C</text:p>
        </text:list-item>
        <text:list-item>
          <text:p text:style-name="P580">BR241651072761E</text:p>
        </text:list-item>
        <text:list-item>
          <text:p text:style-name="P581">BR245613484427O</text:p>
        </text:list-item>
        <text:list-item>
          <text:p text:style-name="P582">BR244757732514T</text:p>
        </text:list-item>
        <text:list-item>
          <text:p text:style-name="P583">BR245906878525Q</text:p>
        </text:list-item>
        <text:list-item>
          <text:p text:style-name="P584">BR240358840998R</text:p>
        </text:list-item>
        <text:list-item>
          <text:p text:style-name="P585">BR248857889365D</text:p>
        </text:list-item>
        <text:list-item>
          <text:p text:style-name="P586">BR2460272394379</text:p>
        </text:list-item>
        <text:list-item>
          <text:p text:style-name="P587">BR248033612963D</text:p>
        </text:list-item>
        <text:list-item>
          <text:p text:style-name="P588">BR248916370084T</text:p>
        </text:list-item>
        <text:list-item>
          <text:p text:style-name="P589">BR245278749928N</text:p>
        </text:list-item>
        <text:list-item>
          <text:p text:style-name="P590">BR241954466702Z</text:p>
        </text:list-item>
        <text:list-item>
          <text:p text:style-name="P591">BR240398171262A</text:p>
        </text:list-item>
        <text:list-item>
          <text:p text:style-name="P592">BR2427753445846</text:p>
        </text:list-item>
        <text:list-item>
          <text:p text:style-name="P593">BR241442745699E</text:p>
        </text:list-item>
        <text:list-item>
          <text:p text:style-name="P594">BR243945831398O</text:p>
        </text:list-item>
        <text:list-item>
          <text:p text:style-name="P595">BR246915546289P</text:p>
        </text:list-item>
        <text:list-item>
          <text:p text:style-name="P596">BR240601855185M</text:p>
        </text:list-item>
        <text:list-item>
          <text:p text:style-name="P597">BR244889689149R</text:p>
        </text:list-item>
        <text:list-item>
          <text:p text:style-name="P598">BR244494241925M</text:p>
        </text:list-item>
        <text:list-item>
          <text:p text:style-name="P599">BR243818441386G</text:p>
        </text:list-item>
        <text:list-item>
          <text:p text:style-name="P600">BR241911836465H</text:p>
        </text:list-item>
        <text:list-item>
          <text:p text:style-name="P601">BR246978334713K</text:p>
        </text:list-item>
        <text:list-item>
          <text:p text:style-name="P602">BR245990383516J</text:p>
        </text:list-item>
        <text:list-item>
          <text:p text:style-name="P603">BR241321821401G</text:p>
        </text:list-item>
        <text:list-item>
          <text:p text:style-name="P604">BR244455575659A</text:p>
        </text:list-item>
        <text:list-item>
          <text:p text:style-name="P605">BR2413982802212</text:p>
        </text:list-item>
        <text:list-item>
          <text:p text:style-name="P606">BR249958271463U</text:p>
        </text:list-item>
        <text:list-item>
          <text:p text:style-name="P607">BR2422965478997</text:p>
        </text:list-item>
        <text:list-item>
          <text:p text:style-name="P608">BR245031517788J</text:p>
        </text:list-item>
        <text:list-item>
          <text:p text:style-name="P609">BR247721560645V</text:p>
        </text:list-item>
        <text:list-item>
          <text:p text:style-name="P610">BR244008338751N</text:p>
        </text:list-item>
        <text:list-item>
          <text:p text:style-name="P611">BR243094815491Q</text:p>
        </text:list-item>
        <text:list-item>
          <text:p text:style-name="P612">BR240225252174H</text:p>
        </text:list-item>
        <text:list-item>
          <text:p text:style-name="P613">BR2403438547199</text:p>
        </text:list-item>
        <text:list-item>
          <text:p text:style-name="P614">BR249808908067S</text:p>
        </text:list-item>
        <text:list-item>
          <text:p text:style-name="P615">BR242526819963H</text:p>
        </text:list-item>
        <text:list-item>
          <text:p text:style-name="P616">BR245986800232I</text:p>
        </text:list-item>
        <text:list-item>
          <text:p text:style-name="P617">BR2490186827500</text:p>
        </text:list-item>
        <text:list-item>
          <text:p text:style-name="P618">BR249905479282P</text:p>
        </text:list-item>
        <text:list-item>
          <text:p text:style-name="P619">BR248258924749C</text:p>
        </text:list-item>
        <text:list-item>
          <text:p text:style-name="P620">BR242050227955N</text:p>
        </text:list-item>
        <text:list-item>
          <text:p text:style-name="P621">BR245220812229K</text:p>
        </text:list-item>
        <text:list-item>
          <text:p text:style-name="P622">BR246848164930O</text:p>
        </text:list-item>
        <text:list-item>
          <text:p text:style-name="P623">BR241441590343O</text:p>
        </text:list-item>
        <text:list-item>
          <text:p text:style-name="P624">BR247863599945T</text:p>
        </text:list-item>
        <text:list-item>
          <text:p text:style-name="P625">BR246529335208R</text:p>
        </text:list-item>
        <text:list-item>
          <text:p text:style-name="P626">BR247354707345M</text:p>
        </text:list-item>
        <text:list-item>
          <text:p text:style-name="P627">BR241258983969B</text:p>
        </text:list-item>
        <text:list-item>
          <text:p text:style-name="P628">BR2442488673307</text:p>
        </text:list-item>
        <text:list-item>
          <text:p text:style-name="P629">BR249298736501V</text:p>
        </text:list-item>
        <text:list-item>
          <text:p text:style-name="P630">BR244465214038F</text:p>
        </text:list-item>
        <text:list-item>
          <text:p text:style-name="P631">BR245083437107L</text:p>
        </text:list-item>
        <text:list-item>
          <text:p text:style-name="P632">BR247541093875V</text:p>
        </text:list-item>
        <text:list-item>
          <text:p text:style-name="P633">BR245233361327Q</text:p>
        </text:list-item>
        <text:list-item>
          <text:p text:style-name="P634">BR2464525253131</text:p>
        </text:list-item>
        <text:list-item>
          <text:p text:style-name="P635">BR246201431042T</text:p>
        </text:list-item>
        <text:list-item>
          <text:p text:style-name="P636">BR242065467368O</text:p>
        </text:list-item>
        <text:list-item>
          <text:p text:style-name="P637">BR249788309461W</text:p>
        </text:list-item>
        <text:list-item>
          <text:p text:style-name="P638">BR248394071143U</text:p>
        </text:list-item>
        <text:list-item>
          <text:p text:style-name="P639">BR248649697211M</text:p>
        </text:list-item>
        <text:list-item>
          <text:p text:style-name="P640">BR2415815046794</text:p>
        </text:list-item>
        <text:list-item>
          <text:p text:style-name="P641">BR2401918993197</text:p>
        </text:list-item>
        <text:list-item>
          <text:p text:style-name="P642">BR240415122746P</text:p>
        </text:list-item>
        <text:list-item>
          <text:p text:style-name="P643">BR249564527684G</text:p>
        </text:list-item>
        <text:list-item>
          <text:p text:style-name="P644">BR241176765425G</text:p>
        </text:list-item>
        <text:list-item>
          <text:p text:style-name="P645">BR244215242996C</text:p>
        </text:list-item>
        <text:list-item>
          <text:p text:style-name="P646">BR243156812874C</text:p>
        </text:list-item>
        <text:list-item>
          <text:p text:style-name="P647">BR2426912397418</text:p>
        </text:list-item>
        <text:list-item>
          <text:p text:style-name="P648">BR248692743914J</text:p>
        </text:list-item>
        <text:list-item>
          <text:p text:style-name="P649">BR246896581177I</text:p>
        </text:list-item>
        <text:list-item>
          <text:p text:style-name="P650">BR246479902364F</text:p>
        </text:list-item>
        <text:list-item>
          <text:p text:style-name="P651">BR247798118559G</text:p>
        </text:list-item>
        <text:list-item>
          <text:p text:style-name="P652">BR247821138627M</text:p>
        </text:list-item>
        <text:list-item>
          <text:p text:style-name="P653">BR245600726205K</text:p>
        </text:list-item>
        <text:list-item>
          <text:p text:style-name="P654">BR2408964489969</text:p>
        </text:list-item>
        <text:list-item>
          <text:p text:style-name="P655">BR247149756898I</text:p>
        </text:list-item>
        <text:list-item>
          <text:p text:style-name="P656">BR2421885554229</text:p>
        </text:list-item>
        <text:list-item>
          <text:p text:style-name="P657">BR243551859027N</text:p>
        </text:list-item>
        <text:list-item>
          <text:p text:style-name="P658">BR246149036324G</text:p>
        </text:list-item>
        <text:list-item>
          <text:p text:style-name="P659">BR243134290740K</text:p>
        </text:list-item>
        <text:list-item>
          <text:p text:style-name="P660">BR241513835933N</text:p>
        </text:list-item>
        <text:list-item>
          <text:p text:style-name="P661">BR246470554032E</text:p>
        </text:list-item>
        <text:list-item>
          <text:p text:style-name="P662">BR248788246583W</text:p>
        </text:list-item>
        <text:list-item>
          <text:p text:style-name="P663">BR241681483983S</text:p>
        </text:list-item>
        <text:list-item>
          <text:p text:style-name="P664">BR247836612537U</text:p>
        </text:list-item>
        <text:list-item>
          <text:p text:style-name="P665">BR247011504355T</text:p>
        </text:list-item>
        <text:list-item>
          <text:p text:style-name="P666">BR240329940347F</text:p>
        </text:list-item>
        <text:list-item>
          <text:p text:style-name="P667">BR246114129546O</text:p>
        </text:list-item>
        <text:list-item>
          <text:p text:style-name="P668">BR248717119923O</text:p>
        </text:list-item>
        <text:list-item>
          <text:p text:style-name="P669">BR247021283547I</text:p>
        </text:list-item>
        <text:list-item>
          <text:p text:style-name="P670">BR242022871895R</text:p>
        </text:list-item>
        <text:list-item>
          <text:p text:style-name="P671">BR243535146880M</text:p>
        </text:list-item>
        <text:list-item>
          <text:p text:style-name="P672">BR248924548890O</text:p>
        </text:list-item>
        <text:list-item>
          <text:p text:style-name="P673">BR242558000121Z</text:p>
        </text:list-item>
        <text:list-item>
          <text:p text:style-name="P674">BR2446819630599</text:p>
        </text:list-item>
        <text:list-item>
          <text:p text:style-name="P675">BR2446083005871</text:p>
        </text:list-item>
        <text:list-item>
          <text:p text:style-name="P676">BR246771404038V</text:p>
        </text:list-item>
        <text:list-item>
          <text:p text:style-name="P677">BR241426994692C</text:p>
        </text:list-item>
        <text:list-item>
          <text:p text:style-name="P678">BR245214979570F</text:p>
        </text:list-item>
        <text:list-item>
          <text:p text:style-name="P679">BR245407907259B</text:p>
        </text:list-item>
        <text:list-item>
          <text:p text:style-name="P680">BR247607112853D</text:p>
        </text:list-item>
        <text:list-item>
          <text:p text:style-name="P681">BR243816827097G</text:p>
        </text:list-item>
        <text:list-item>
          <text:p text:style-name="P682">BR242955564724D</text:p>
        </text:list-item>
        <text:list-item>
          <text:p text:style-name="P683">BR2453471172920</text:p>
        </text:list-item>
        <text:list-item>
          <text:p text:style-name="P684">BR246862518056C</text:p>
        </text:list-item>
        <text:list-item>
          <text:p text:style-name="P685">BR2417359102683</text:p>
        </text:list-item>
        <text:list-item>
          <text:p text:style-name="P686">BR245457559410I</text:p>
        </text:list-item>
        <text:list-item>
          <text:p text:style-name="P687">BR248298870807Y</text:p>
        </text:list-item>
        <text:list-item>
          <text:p text:style-name="P688">BR248037237454D</text:p>
        </text:list-item>
        <text:list-item>
          <text:p text:style-name="P689">BR242991327116Z</text:p>
        </text:list-item>
        <text:list-item>
          <text:p text:style-name="P690">BR243427733492F</text:p>
        </text:list-item>
        <text:list-item>
          <text:p text:style-name="P691">BR242992225194W</text:p>
        </text:list-item>
        <text:list-item>
          <text:p text:style-name="P692">BR2480072970932</text:p>
        </text:list-item>
        <text:list-item>
          <text:p text:style-name="P693">BR2450906020070</text:p>
        </text:list-item>
        <text:list-item>
          <text:p text:style-name="P694">BR2416023974662</text:p>
        </text:list-item>
        <text:list-item>
          <text:p text:style-name="P695">BR240963529218T</text:p>
        </text:list-item>
        <text:list-item>
          <text:p text:style-name="P696">BR2416023974662</text:p>
        </text:list-item>
        <text:list-item>
          <text:p text:style-name="P697">BR245761369528P</text:p>
        </text:list-item>
        <text:list-item>
          <text:p text:style-name="P698">BR248421882848L</text:p>
        </text:list-item>
        <text:list-item>
          <text:p text:style-name="P699">BR246862518056C</text:p>
        </text:list-item>
        <text:list-item>
          <text:p text:style-name="P700">BR249649960173F</text:p>
        </text:list-item>
        <text:list-item>
          <text:p text:style-name="P701">BR2498190187828</text:p>
        </text:list-item>
        <text:list-item>
          <text:p text:style-name="P702">BR243864202859B</text:p>
        </text:list-item>
        <text:list-item>
          <text:p text:style-name="P703">BR244771100918I</text:p>
        </text:list-item>
        <text:list-item>
          <text:p text:style-name="P704">BR2477546156664</text:p>
        </text:list-item>
        <text:list-item>
          <text:p text:style-name="P705">BR244736279880C</text:p>
        </text:list-item>
        <text:list-item>
          <text:p text:style-name="P706">BR244736279880C</text:p>
        </text:list-item>
        <text:list-item>
          <text:p text:style-name="P707">BR241914950196D</text:p>
        </text:list-item>
        <text:list-item>
          <text:p text:style-name="P708">BR2452030401283</text:p>
        </text:list-item>
        <text:list-item>
          <text:p text:style-name="P709">BR2481994316240</text:p>
        </text:list-item>
        <text:list-item>
          <text:p text:style-name="P710">BR2494618556898</text:p>
        </text:list-item>
        <text:list-item>
          <text:p text:style-name="P711">BR246486334350Y</text:p>
        </text:list-item>
        <text:list-item>
          <text:p text:style-name="P712">BR246784652671X</text:p>
        </text:list-item>
        <text:list-item>
          <text:p text:style-name="P713">BR242974763869V</text:p>
        </text:list-item>
        <text:list-item>
          <text:p text:style-name="P714">BR244058524950N</text:p>
        </text:list-item>
        <text:list-item>
          <text:p text:style-name="P715">BR2478521453880</text:p>
        </text:list-item>
        <text:list-item>
          <text:p text:style-name="P716">BR249282908152Z</text:p>
        </text:list-item>
        <text:list-item>
          <text:p text:style-name="P717">BR2480518204588</text:p>
        </text:list-item>
        <text:list-item>
          <text:p text:style-name="P718">BR249484885387X</text:p>
        </text:list-item>
        <text:list-item>
          <text:p text:style-name="P719">BR241711355086H</text:p>
        </text:list-item>
        <text:list-item>
          <text:p text:style-name="P720">BR2400945646711</text:p>
        </text:list-item>
        <text:list-item>
          <text:p text:style-name="P721">BR244387034483P</text:p>
        </text:list-item>
        <text:list-item>
          <text:p text:style-name="P722">BR245714519166M</text:p>
        </text:list-item>
        <text:list-item>
          <text:p text:style-name="P723">BR245635997427U</text:p>
        </text:list-item>
        <text:list-item>
          <text:p text:style-name="P724">BR245935679751D</text:p>
        </text:list-item>
        <text:list-item>
          <text:p text:style-name="P725">BR246177768797D</text:p>
        </text:list-item>
        <text:list-item>
          <text:p text:style-name="P726">BR241629354412Q</text:p>
        </text:list-item>
        <text:list-item>
          <text:p text:style-name="P727">BR2478057069099</text:p>
        </text:list-item>
        <text:list-item>
          <text:p text:style-name="P728">BR247550020760Z</text:p>
        </text:list-item>
        <text:list-item>
          <text:p text:style-name="P729">BR244988556402Y</text:p>
        </text:list-item>
        <text:list-item>
          <text:p text:style-name="P730">BR241053958665L</text:p>
        </text:list-item>
        <text:list-item>
          <text:p text:style-name="P731">BR244256480179Y</text:p>
        </text:list-item>
        <text:list-item>
          <text:p text:style-name="P732">BR249923369170X</text:p>
        </text:list-item>
        <text:list-item>
          <text:p text:style-name="P733">BR247436831608J</text:p>
        </text:list-item>
        <text:list-item>
          <text:p text:style-name="P734">BR248831265591B</text:p>
        </text:list-item>
        <text:list-item>
          <text:p text:style-name="P735">BR244990687951H</text:p>
        </text:list-item>
        <text:list-item>
          <text:p text:style-name="P736">BR2401345420256</text:p>
        </text:list-item>
        <text:list-item>
          <text:p text:style-name="P737">BR242899226648A</text:p>
        </text:list-item>
        <text:list-item>
          <text:p text:style-name="P738">BR2456043169674</text:p>
        </text:list-item>
        <text:list-item>
          <text:p text:style-name="P739">BR240937291622I</text:p>
        </text:list-item>
        <text:list-item>
          <text:p text:style-name="P740">BR2425730958270</text:p>
        </text:list-item>
        <text:list-item>
          <text:p text:style-name="P741">BR2486212974084</text:p>
        </text:list-item>
        <text:list-item>
          <text:p text:style-name="P742">BR243161378007F</text:p>
        </text:list-item>
        <text:list-item>
          <text:p text:style-name="P743">BR249776108301P</text:p>
        </text:list-item>
        <text:list-item>
          <text:p text:style-name="P744">BR248759699310P</text:p>
        </text:list-item>
        <text:list-item>
          <text:p text:style-name="P745">BR249923608585E</text:p>
        </text:list-item>
        <text:list-item>
          <text:p text:style-name="P746">BR242471550945P</text:p>
        </text:list-item>
        <text:list-item>
          <text:p text:style-name="P747">BR249649960173F</text:p>
        </text:list-item>
        <text:list-item>
          <text:p text:style-name="P748">BR2456043169674</text:p>
        </text:list-item>
        <text:list-item>
          <text:p text:style-name="P749">BR249448754329R</text:p>
        </text:list-item>
        <text:list-item>
          <text:p text:style-name="P750">BR244450829567E</text:p>
        </text:list-item>
        <text:list-item>
          <text:p text:style-name="P751">BR2409244648057</text:p>
        </text:list-item>
        <text:list-item>
          <text:p text:style-name="P752">BR248266585139E</text:p>
        </text:list-item>
        <text:list-item>
          <text:p text:style-name="P753">BR240756512168T</text:p>
        </text:list-item>
        <text:list-item>
          <text:p text:style-name="P754">BR244487639203Z</text:p>
        </text:list-item>
        <text:list-item>
          <text:p text:style-name="P755">BR242553879801Q</text:p>
        </text:list-item>
        <text:list-item>
          <text:p text:style-name="P756">BR2456843395631</text:p>
        </text:list-item>
        <text:list-item>
          <text:p text:style-name="P757">BR245297309414E</text:p>
        </text:list-item>
        <text:list-item>
          <text:p text:style-name="P758">BR243768139739G</text:p>
        </text:list-item>
        <text:list-item>
          <text:p text:style-name="P759">BR248662673983E</text:p>
        </text:list-item>
        <text:list-item>
          <text:p text:style-name="P760">BR249657033963F</text:p>
        </text:list-item>
        <text:list-item>
          <text:p text:style-name="P761">BR2481994316240</text:p>
        </text:list-item>
        <text:list-item>
          <text:p text:style-name="P762">BR244379879509T</text:p>
        </text:list-item>
        <text:list-item>
          <text:p text:style-name="P763">BR245375845710Y</text:p>
        </text:list-item>
        <text:list-item>
          <text:p text:style-name="P764">BR242868946743K</text:p>
        </text:list-item>
        <text:list-item>
          <text:p text:style-name="P765">BR245758882421J</text:p>
        </text:list-item>
        <text:list-item>
          <text:p text:style-name="P766">BR241584075699G</text:p>
        </text:list-item>
        <text:list-item>
          <text:p text:style-name="P767">BR247139204984X</text:p>
        </text:list-item>
        <text:list-item>
          <text:p text:style-name="P768">BR247641116161O</text:p>
        </text:list-item>
        <text:list-item>
          <text:p text:style-name="P769">BR2488508798669</text:p>
        </text:list-item>
        <text:list-item>
          <text:p text:style-name="P770">BR240955921065L</text:p>
        </text:list-item>
        <text:list-item>
          <text:p text:style-name="P771">BR248595368370H</text:p>
        </text:list-item>
        <text:list-item>
          <text:p text:style-name="P772">BR246307634029A</text:p>
        </text:list-item>
        <text:list-item>
          <text:p text:style-name="P773">BR2483080994018</text:p>
        </text:list-item>
        <text:list-item>
          <text:p text:style-name="P774">BR245735832434A</text:p>
        </text:list-item>
        <text:list-item>
          <text:p text:style-name="P775">BR2498190187828</text:p>
        </text:list-item>
        <text:list-item>
          <text:p text:style-name="P776">BR248446076341L</text:p>
        </text:list-item>
        <text:list-item>
          <text:p text:style-name="P777">BR243009106825R</text:p>
        </text:list-item>
        <text:list-item>
          <text:p text:style-name="P778">BR248662673983E</text:p>
        </text:list-item>
        <text:list-item>
          <text:p text:style-name="P779">BR249427071633S</text:p>
        </text:list-item>
        <text:list-item>
          <text:p text:style-name="P780">BR2488238918817</text:p>
        </text:list-item>
        <text:list-item>
          <text:p text:style-name="P781">BR246471051206D</text:p>
        </text:list-item>
      </text:list>
      <text:p text:style-name="P7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8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52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424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8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n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8T18:40:00Z</meta:creation-date>
    <dc:date>2024-06-28T18:40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3" meta:paragraph-count="15" meta:word-count="1190" meta:character-count="7602" meta:row-count="53" meta:non-whitespace-character-count="6427"/>
  </office:meta>
</office:document-meta>
</file>